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c1511c1000" style:family="table" style:master-page-name="ta-mp-0x7fc1511c1000">
      <style:table-properties table:display="true" style:writing-mode="lr-tb"/>
    </style:style>
    <style:style style:name="ta-0x7fc1511c11f0" style:family="table" style:master-page-name="ta-mp-0x7fc1511c11f0">
      <style:table-properties table:display="true" style:writing-mode="lr-tb"/>
    </style:style>
    <style:style style:name="ta-0x7fc1511c13e0" style:family="table" style:master-page-name="ta-mp-0x7fc1511c13e0">
      <style:table-properties table:display="true" style:writing-mode="lr-tb"/>
    </style:style>
    <style:style style:name="ta-0x7fc1511c15d0" style:family="table" style:master-page-name="ta-mp-0x7fc1511c15d0">
      <style:table-properties table:display="true" style:writing-mode="lr-tb"/>
    </style:style>
    <style:style style:name="ta-0x7fc1511c17c0" style:family="table" style:master-page-name="ta-mp-0x7fc1511c17c0">
      <style:table-properties table:display="true" style:writing-mode="lr-tb"/>
    </style:style>
    <style:style style:name="ta-0x7fc1511c19b0" style:family="table" style:master-page-name="ta-mp-0x7fc1511c19b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c1511ee56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c1511eeea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1511ee3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1511f0b9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c1511f04a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c1511ee4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1511f0cb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c1511efb6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1511ee7b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c1511ef4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c1511ef5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c1511f06f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1511efed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c1511f0f0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1511f0de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1511eed8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c1511eefd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c1511ef0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1511eec5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c1511eea0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1511ef34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c1511ef2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c1511f10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c1511f115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1511f128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c1511f13a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1511f14d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1511ef7e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c1511ee69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c1511efc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1511ef6c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c1511efa3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1511efdb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c1511ef9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c1511f05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c1511ee8e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1511f012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c1511f037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1511eeb3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1511f094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c1511f081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c1511f0a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1511f025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c1511f000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1511f15f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c1511f17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c1511f18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c1511f197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1511f1a9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c1511f1bc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1511f1ce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1511f1f3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c1511f206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c1511f1e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151a1c00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c151a1c13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151a1c25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c151a1c3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c151a1c4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c151a1c5d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151a1c6f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c151a1c82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151a1c94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23.00pt" style:use-optimal-column-width="true"/>
    </style:style>
    <style:style style:name="ACOL-2" style:family="table-column"/>
    <style:style style:name="ACOL-3" style:family="table-column">
      <style:table-column-properties style:column-width="166.11pt" style:use-optimal-column-width="true"/>
    </style:style>
    <style:style style:name="ACOL-4" style:family="table-column">
      <style:table-column-properties style:column-width="190.50pt" style:use-optimal-column-width="true"/>
    </style:style>
    <style:style style:name="ACOL-5" style:family="table-column">
      <style:table-column-properties style:column-width="187.50pt" style:use-optimal-column-width="true"/>
    </style:style>
    <style:style style:name="ACOL-6" style:family="table-column">
      <style:table-column-properties style:column-width="171.75pt" style:use-optimal-column-width="tru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158.25pt" style:use-optimal-column-width="true"/>
    </style:style>
    <style:style style:name="ACOL-9" style:family="table-column">
      <style:table-column-properties style:column-width="141.00pt" style:use-optimal-column-width="true"/>
    </style:style>
    <style:style style:name="ACOL-10" style:family="table-column">
      <style:table-column-properties style:column-width="71.25pt" style:use-optimal-column-width="true"/>
    </style:style>
    <style:style style:name="ACOL-11" style:family="table-column">
      <style:table-column-properties style:column-width="59.25pt" style:use-optimal-column-width="true"/>
    </style:style>
    <style:style style:name="ACOL-12" style:family="table-column">
      <style:table-column-properties style:column-width="120.75pt" style:use-optimal-column-width="true"/>
    </style:style>
    <style:style style:name="ACOL-13" style:family="table-column">
      <style:table-column-properties style:column-width="48.75pt" style:use-optimal-column-width="true"/>
    </style:style>
    <style:style style:name="ACOL-14" style:family="table-column">
      <style:table-column-properties style:column-width="81.00pt" style:use-optimal-column-width="true"/>
    </style:style>
    <style:style style:name="ACOL-15" style:family="table-column">
      <style:table-column-properties style:column-width="151.50pt" style:use-optimal-column-width="true"/>
    </style:style>
    <style:style style:name="ACOL-16" style:family="table-column">
      <style:table-column-properties style:column-width="67.50pt" style:use-optimal-column-width="fals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  <style:style style:name="AROW-4" style:family="table-row">
      <style:table-row-properties style:row-height="14.91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estCase" table:style-name="ta-0x7fc1511c100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c1511ee568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c1511eeea8" office:value-type="string">
            <text:p>applyLinkForCluesBucks</text:p>
          </table:table-cell>
          <table:table-cell table:number-columns-repeated="127" table:style-name="Gnumeric-default"/>
        </table:table-row>
        <table:table-row table:style-name="AROW-2" table:number-rows-repeated="3">
          <table:table-cell table:number-columns-repeated="128"/>
        </table:table-row>
        <table:table-row table:style-name="AROW-0" table:number-rows-repeated="123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1_TestData" table:style-name="ta-0x7fc1511c11f0" table:print="false">
        <office:forms form:automatic-focus="false" form:apply-design-mode="false">
          <form:form/>
        </office:forms>
        <table:table-column table:default-cell-style-name="ACE-0x7fc1511ee440" table:style-name="ACOL-3"/>
        <table:table-column table:default-cell-style-name="ACE-0x7fc1511ee440" table:style-name="ACOL-4"/>
        <table:table-column table:default-cell-style-name="ACE-0x7fc1511ee440" table:style-name="ACOL-5"/>
        <table:table-column table:default-cell-style-name="ACE-0x7fc1511ee440" table:style-name="ACOL-0" table:number-columns-repeated="3"/>
        <table:table-column table:default-cell-style-name="ACE-0x7fc1511ee440" table:style-name="ACOL-4"/>
        <table:table-column table:default-cell-style-name="ACE-0x7fc1511ee440" table:style-name="ACOL-6"/>
        <table:table-column table:default-cell-style-name="ACE-0x7fc1511ee440" table:style-name="ACOL-7"/>
        <table:table-column table:default-cell-style-name="ACE-0x7fc1511ee440" table:style-name="ACOL-8"/>
        <table:table-column table:default-cell-style-name="ACE-0x7fc1511ee440" table:style-name="ACOL-9"/>
        <table:table-column table:default-cell-style-name="ACE-0x7fc1511ee440" table:style-name="ACOL-10"/>
        <table:table-column table:default-cell-style-name="ACE-0x7fc1511ee440" table:style-name="ACOL-11"/>
        <table:table-column table:default-cell-style-name="ACE-0x7fc1511ee440" table:style-name="ACOL-12"/>
        <table:table-column table:default-cell-style-name="ACE-0x7fc1511ee440" table:style-name="ACOL-13"/>
        <table:table-column table:default-cell-style-name="ACE-0x7fc1511ee440" table:style-name="ACOL-14"/>
        <table:table-column table:default-cell-style-name="ACE-0x7fc1511ee440" table:style-name="ACOL-12"/>
        <table:table-column table:default-cell-style-name="ACE-0x7fc1511ee440" table:style-name="ACOL-15"/>
        <table:table-column table:default-cell-style-name="ACE-0x7fc1511ee440" table:style-name="ACOL-16"/>
        <table:table-column table:default-cell-style-name="ACE-0x7fc1511ee440" table:style-name="ACOL-0" table:number-columns-repeated="109"/>
        <table:table-row table:style-name="AROW-2">
          <table:table-cell table:style-name="ACE-0x7fc1511f0b90" office:value-type="string">
            <text:p>User Name</text:p>
          </table:table-cell>
          <table:table-cell table:style-name="ACE-0x7fc1511f0cb8" office:value-type="string">
            <text:p>Password</text:p>
          </table:table-cell>
          <table:table-cell table:style-name="ACE-0x7fc1511f0cb8" office:value-type="string">
            <text:p>AppLogin_Email_Address</text:p>
          </table:table-cell>
          <table:table-cell table:style-name="ACE-0x7fc1511f0cb8" office:value-type="string">
            <text:p>AppLogin_Password</text:p>
          </table:table-cell>
          <table:table-cell table:style-name="ACE-0x7fc1511f0de0" office:value-type="string">
            <text:p>Successful Login Messgae</text:p>
          </table:table-cell>
          <table:table-cell table:style-name="ACE-0x7fc1511f0de0" office:value-type="string">
            <text:p>Un-Successful Login Messgae</text:p>
          </table:table-cell>
          <table:table-cell table:style-name="ACE-0x7fc1511f0de0" office:value-type="string">
            <text:p>MenuProductName</text:p>
          </table:table-cell>
          <table:table-cell table:style-name="ACE-0x7fc1511f0de0" office:value-type="string">
            <text:p>Product List1</text:p>
          </table:table-cell>
          <table:table-cell table:style-name="ACE-0x7fc1511f0de0" office:value-type="string">
            <text:p>Product List2</text:p>
          </table:table-cell>
          <table:table-cell table:style-name="ACE-0x7fc1511f0de0" office:value-type="string">
            <text:p>SearchProduct1</text:p>
          </table:table-cell>
          <table:table-cell table:style-name="ACE-0x7fc1511f0de0" office:value-type="string">
            <text:p>SearchProduct2</text:p>
          </table:table-cell>
          <table:table-cell table:style-name="ACE-0x7fc1511f0de0" office:value-type="string">
            <text:p>CLUES BUCKS</text:p>
          </table:table-cell>
          <table:table-cell table:style-name="ACE-0x7fc1511f0de0" office:value-type="string">
            <text:p>First_Name</text:p>
          </table:table-cell>
          <table:table-cell table:style-name="ACE-0x7fc1511f0de0" office:value-type="string">
            <text:p>Last_Name</text:p>
          </table:table-cell>
          <table:table-cell table:style-name="ACE-0x7fc1511f0de0" office:value-type="string">
            <text:p>Pin_Code</text:p>
          </table:table-cell>
          <table:table-cell table:style-name="ACE-0x7fc1511f0de0" office:value-type="string">
            <text:p>Mobile_Number</text:p>
          </table:table-cell>
          <table:table-cell table:style-name="ACE-0x7fc1511f0de0" office:value-type="string">
            <text:p>Address</text:p>
          </table:table-cell>
          <table:table-cell table:style-name="ACE-0x7fc1511f0de0" office:value-type="string">
            <text:p>Address_2</text:p>
          </table:table-cell>
          <table:table-cell table:style-name="ACE-0x7fc1511f0f08" office:value-type="string">
            <text:p>City</text:p>
          </table:table-cell>
          <table:table-cell table:number-columns-repeated="109" table:style-name="ACE-0x7fc1511ee440"/>
        </table:table-row>
        <table:table-row table:style-name="AROW-2">
          <table:table-cell table:style-name="ACE-0x7fc1511f04a0" office:value-type="string">
            <text:p>testapiuser@shopclues.com</text:p>
          </table:table-cell>
          <table:table-cell table:style-name="ACE-0x7fc1511efb60" office:value-type="string">
            <text:p>e10adc3949ba59abbe56e057f20f883e</text:p>
          </table:table-cell>
          <table:table-cell table:style-name="ACE-0x7fc1511ee7b8" office:value-type="string">
            <text:p>sahil.jariwala@crestechglobal.com</text:p>
          </table:table-cell>
          <table:table-cell table:style-name="ACE-0x7fc1511efb60" office:value-type="float" office:value="123456">
            <text:p>123456</text:p>
          </table:table-cell>
          <table:table-cell table:style-name="ACE-0x7fc1511efb60"/>
          <table:table-cell table:style-name="ACE-0x7fc1511efb60" office:value-type="string">
            <text:p>Error: The username or password you entered is incorrect.</text:p>
          </table:table-cell>
          <table:table-cell table:style-name="ACE-0x7fc1511efb60" office:value-type="string">
            <text:p>Shop By Category</text:p>
          </table:table-cell>
          <table:table-cell table:style-name="ACE-0x7fc1511efb60" office:value-type="string">
            <text:p>Shop By Category##Computers##Storage Devices##Pen Drive</text:p>
          </table:table-cell>
          <table:table-cell table:style-name="ACE-0x7fc1511efb60" office:value-type="string">
            <text:p>Shop By Category##Computers##Storage Devices##Pen Drive</text:p>
          </table:table-cell>
          <table:table-cell table:style-name="ACE-0x7fc1511efb60" office:value-type="string">
            <text:p>Sandisk Cruzer Switch 16GB</text:p>
          </table:table-cell>
          <table:table-cell table:style-name="ACE-0x7fc1511efb60" office:value-type="string">
            <text:p>Sandisk Cruzer Switch 16GB</text:p>
          </table:table-cell>
          <table:table-cell table:style-name="ACE-0x7fc1511efb60" office:value-type="float" office:value="10">
            <text:p>10</text:p>
          </table:table-cell>
          <table:table-cell table:style-name="ACE-0x7fc1511efb60" office:value-type="string">
            <text:p>Keshav</text:p>
          </table:table-cell>
          <table:table-cell table:style-name="ACE-0x7fc1511efed8" office:value-type="string">
            <text:p>Kashyap</text:p>
          </table:table-cell>
          <table:table-cell table:style-name="ACE-0x7fc1511efed8" office:value-type="float" office:value="110058">
            <text:p>110058</text:p>
          </table:table-cell>
          <table:table-cell table:style-name="ACE-0x7fc1511efb60" office:value-type="float" office:value="8860357238">
            <text:p>8860357238</text:p>
          </table:table-cell>
          <table:table-cell table:style-name="ACE-0x7fc1511efb60" office:value-type="string">
            <text:p>WB-143 (C), Shakarpur, </text:p>
          </table:table-cell>
          <table:table-cell table:style-name="ACE-0x7fc1511efb60" office:value-type="string">
            <text:p>Near Laxmi Nagar , New Delhi</text:p>
          </table:table-cell>
          <table:table-cell table:style-name="ACE-0x7fc1511f06f0" office:value-type="string">
            <text:p>New Delhi</text:p>
          </table:table-cell>
          <table:table-cell table:number-columns-repeated="2" table:style-name="ACE-0x7fc1511ee440"/>
          <table:table-cell table:style-name="ACE-0x7fc1511ef470"/>
          <table:table-cell table:number-columns-repeated="106" table:style-name="ACE-0x7fc1511ee440"/>
        </table:table-row>
        <table:table-row table:style-name="AROW-4">
          <table:table-cell table:number-columns-repeated="7" table:style-name="ACE-0x7fc1511ee440"/>
          <table:table-cell table:style-name="ACE-0x7fc1511ef598"/>
          <table:table-cell table:number-columns-repeated="120" table:style-name="ACE-0x7fc1511ee44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1_TestData'.$A$1"/>
          <table:named-expression table:name="Sheet_Title" table:expression="of:=&quot;MQA1_TestData&quot;" table:base-cell-address="$'MQA1_TestData'.$A$1"/>
        </table:named-expressions>
        <gnm:selections gnm:cursor-col="15" gnm:cursor-row="13">
          <gnm:selection gnm:start-col="15" gnm:start-row="13" gnm:end-col="15" gnm:end-row="13"/>
        </gnm:selections>
      </table:table>
      <table:table table:name="MQA2_TestData" table:style-name="ta-0x7fc1511c13e0" table:print="false">
        <office:forms form:automatic-focus="false" form:apply-design-mode="false">
          <form:form/>
        </office:forms>
        <table:table-column table:default-cell-style-name="ACE-0x7fc1511ef0f8" table:style-name="ACOL-3"/>
        <table:table-column table:default-cell-style-name="ACE-0x7fc1511ef0f8" table:style-name="ACOL-4"/>
        <table:table-column table:default-cell-style-name="ACE-0x7fc1511ef0f8" table:style-name="ACOL-5"/>
        <table:table-column table:default-cell-style-name="ACE-0x7fc1511ef0f8" table:style-name="ACOL-0" table:number-columns-repeated="3"/>
        <table:table-column table:default-cell-style-name="ACE-0x7fc1511ef0f8" table:style-name="ACOL-4"/>
        <table:table-column table:default-cell-style-name="ACE-0x7fc1511ef0f8" table:style-name="ACOL-6"/>
        <table:table-column table:default-cell-style-name="ACE-0x7fc1511ef0f8" table:style-name="ACOL-7"/>
        <table:table-column table:default-cell-style-name="ACE-0x7fc1511ef0f8" table:style-name="ACOL-8"/>
        <table:table-column table:default-cell-style-name="ACE-0x7fc1511ef0f8" table:style-name="ACOL-9"/>
        <table:table-column table:default-cell-style-name="ACE-0x7fc1511ef0f8" table:style-name="ACOL-10"/>
        <table:table-column table:default-cell-style-name="ACE-0x7fc1511ef0f8" table:style-name="ACOL-11"/>
        <table:table-column table:default-cell-style-name="ACE-0x7fc1511ef0f8" table:style-name="ACOL-12"/>
        <table:table-column table:default-cell-style-name="ACE-0x7fc1511ef0f8" table:style-name="ACOL-13"/>
        <table:table-column table:default-cell-style-name="ACE-0x7fc1511ef0f8" table:style-name="ACOL-14"/>
        <table:table-column table:default-cell-style-name="ACE-0x7fc1511ef0f8" table:style-name="ACOL-12"/>
        <table:table-column table:default-cell-style-name="ACE-0x7fc1511ef0f8" table:style-name="ACOL-15"/>
        <table:table-column table:default-cell-style-name="ACE-0x7fc1511ef0f8" table:style-name="ACOL-16"/>
        <table:table-column table:default-cell-style-name="ACE-0x7fc1511ef0f8" table:style-name="ACOL-0" table:number-columns-repeated="109"/>
        <table:table-row table:style-name="AROW-2">
          <table:table-cell table:style-name="ACE-0x7fc1511eed80" office:value-type="string">
            <text:p>User Name</text:p>
          </table:table-cell>
          <table:table-cell table:style-name="ACE-0x7fc1511eec58" office:value-type="string">
            <text:p>Password</text:p>
          </table:table-cell>
          <table:table-cell table:style-name="ACE-0x7fc1511eec58" office:value-type="string">
            <text:p>AppLogin_Email_Address</text:p>
          </table:table-cell>
          <table:table-cell table:style-name="ACE-0x7fc1511eec58" office:value-type="string">
            <text:p>AppLogin_Password</text:p>
          </table:table-cell>
          <table:table-cell table:style-name="ACE-0x7fc1511f14d0" office:value-type="string">
            <text:p>Successful Login Messgae</text:p>
          </table:table-cell>
          <table:table-cell table:style-name="ACE-0x7fc1511f14d0" office:value-type="string">
            <text:p>Un-Successful Login Messgae</text:p>
          </table:table-cell>
          <table:table-cell table:style-name="ACE-0x7fc1511f14d0" office:value-type="string">
            <text:p>MenuProductName</text:p>
          </table:table-cell>
          <table:table-cell table:style-name="ACE-0x7fc1511f14d0" office:value-type="string">
            <text:p>Product List1</text:p>
          </table:table-cell>
          <table:table-cell table:style-name="ACE-0x7fc1511f14d0" office:value-type="string">
            <text:p>Product List2</text:p>
          </table:table-cell>
          <table:table-cell table:style-name="ACE-0x7fc1511f14d0" office:value-type="string">
            <text:p>SearchProduct1</text:p>
          </table:table-cell>
          <table:table-cell table:style-name="ACE-0x7fc1511f14d0" office:value-type="string">
            <text:p>SearchProduct2</text:p>
          </table:table-cell>
          <table:table-cell table:style-name="ACE-0x7fc1511f14d0" office:value-type="string">
            <text:p>CLUES BUCKS</text:p>
          </table:table-cell>
          <table:table-cell table:style-name="ACE-0x7fc1511f14d0" office:value-type="string">
            <text:p>First_Name</text:p>
          </table:table-cell>
          <table:table-cell table:style-name="ACE-0x7fc1511f14d0" office:value-type="string">
            <text:p>Last_Name</text:p>
          </table:table-cell>
          <table:table-cell table:style-name="ACE-0x7fc1511f14d0" office:value-type="string">
            <text:p>Pin_Code</text:p>
          </table:table-cell>
          <table:table-cell table:style-name="ACE-0x7fc1511f14d0" office:value-type="string">
            <text:p>Mobile_Number</text:p>
          </table:table-cell>
          <table:table-cell table:style-name="ACE-0x7fc1511f14d0" office:value-type="string">
            <text:p>Address</text:p>
          </table:table-cell>
          <table:table-cell table:style-name="ACE-0x7fc1511f14d0" office:value-type="string">
            <text:p>Address_2</text:p>
          </table:table-cell>
          <table:table-cell table:style-name="ACE-0x7fc1511f13a8" office:value-type="string">
            <text:p>City</text:p>
          </table:table-cell>
          <table:table-cell table:number-columns-repeated="109" table:style-name="ACE-0x7fc1511ef0f8"/>
        </table:table-row>
        <table:table-row table:style-name="AROW-2">
          <table:table-cell table:style-name="ACE-0x7fc1511eefd0" office:value-type="string">
            <text:p>testapiuser@shopclues.com</text:p>
          </table:table-cell>
          <table:table-cell table:style-name="ACE-0x7fc1511eea08" office:value-type="string">
            <text:p>e10adc3949ba59abbe56e057f20f883e</text:p>
          </table:table-cell>
          <table:table-cell table:style-name="ACE-0x7fc1511ef348" office:value-type="string">
            <text:p>sahil.jariwala@crestechglobal.com</text:p>
          </table:table-cell>
          <table:table-cell table:style-name="ACE-0x7fc1511eea08" office:value-type="float" office:value="123456">
            <text:p>123456</text:p>
          </table:table-cell>
          <table:table-cell table:style-name="ACE-0x7fc1511eea08"/>
          <table:table-cell table:style-name="ACE-0x7fc1511eea08" office:value-type="string">
            <text:p>Error: The username or password you entered is incorrect.</text:p>
          </table:table-cell>
          <table:table-cell table:style-name="ACE-0x7fc1511eea08" office:value-type="string">
            <text:p>Shop By Category</text:p>
          </table:table-cell>
          <table:table-cell table:style-name="ACE-0x7fc1511eea08" office:value-type="string">
            <text:p>Shop By Category##Computers##Storage Devices##Pen Drive</text:p>
          </table:table-cell>
          <table:table-cell table:style-name="ACE-0x7fc1511eea08" office:value-type="string">
            <text:p>Shop By Category##Computers##Storage Devices##Pen Drive</text:p>
          </table:table-cell>
          <table:table-cell table:style-name="ACE-0x7fc1511eea08" office:value-type="string">
            <text:p>Sandisk Cruzer Switch 16GB</text:p>
          </table:table-cell>
          <table:table-cell table:style-name="ACE-0x7fc1511eea08" office:value-type="string">
            <text:p>Sandisk Cruzer Switch 16GB</text:p>
          </table:table-cell>
          <table:table-cell table:style-name="ACE-0x7fc1511eea08" office:value-type="float" office:value="10">
            <text:p>10</text:p>
          </table:table-cell>
          <table:table-cell table:style-name="ACE-0x7fc1511eea08" office:value-type="string">
            <text:p>Keshav</text:p>
          </table:table-cell>
          <table:table-cell table:style-name="ACE-0x7fc1511f1280" office:value-type="string">
            <text:p>Kashyap</text:p>
          </table:table-cell>
          <table:table-cell table:style-name="ACE-0x7fc1511f1280" office:value-type="float" office:value="110058">
            <text:p>110058</text:p>
          </table:table-cell>
          <table:table-cell table:style-name="ACE-0x7fc1511eea08" office:value-type="float" office:value="8860357238">
            <text:p>8860357238</text:p>
          </table:table-cell>
          <table:table-cell table:style-name="ACE-0x7fc1511eea08" office:value-type="string">
            <text:p>WB-143 (C), Shakarpur, </text:p>
          </table:table-cell>
          <table:table-cell table:style-name="ACE-0x7fc1511eea08" office:value-type="string">
            <text:p>Near Laxmi Nagar , New Delhi</text:p>
          </table:table-cell>
          <table:table-cell table:style-name="ACE-0x7fc1511f1158" office:value-type="string">
            <text:p>New Delhi</text:p>
          </table:table-cell>
          <table:table-cell table:number-columns-repeated="2" table:style-name="ACE-0x7fc1511ef0f8"/>
          <table:table-cell table:style-name="ACE-0x7fc1511ef220"/>
          <table:table-cell table:number-columns-repeated="106" table:style-name="ACE-0x7fc1511ef0f8"/>
        </table:table-row>
        <table:table-row table:style-name="AROW-4">
          <table:table-cell table:number-columns-repeated="7" table:style-name="ACE-0x7fc1511ef0f8"/>
          <table:table-cell table:style-name="ACE-0x7fc1511f1030"/>
          <table:table-cell table:number-columns-repeated="120" table:style-name="ACE-0x7fc1511ef0f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2_TestData'.$A$1"/>
          <table:named-expression table:name="Sheet_Title" table:expression="of:=&quot;MQA2_TestData&quot;" table:base-cell-address="$'M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3_TestData" table:style-name="ta-0x7fc1511c15d0" table:print="false">
        <office:forms form:automatic-focus="false" form:apply-design-mode="false">
          <form:form/>
        </office:forms>
        <table:table-column table:default-cell-style-name="ACE-0x7fc1511efc88" table:style-name="ACOL-3"/>
        <table:table-column table:default-cell-style-name="ACE-0x7fc1511efc88" table:style-name="ACOL-4"/>
        <table:table-column table:default-cell-style-name="ACE-0x7fc1511efc88" table:style-name="ACOL-5"/>
        <table:table-column table:default-cell-style-name="ACE-0x7fc1511efc88" table:style-name="ACOL-0" table:number-columns-repeated="3"/>
        <table:table-column table:default-cell-style-name="ACE-0x7fc1511efc88" table:style-name="ACOL-4"/>
        <table:table-column table:default-cell-style-name="ACE-0x7fc1511efc88" table:style-name="ACOL-6"/>
        <table:table-column table:default-cell-style-name="ACE-0x7fc1511efc88" table:style-name="ACOL-7"/>
        <table:table-column table:default-cell-style-name="ACE-0x7fc1511efc88" table:style-name="ACOL-8"/>
        <table:table-column table:default-cell-style-name="ACE-0x7fc1511efc88" table:style-name="ACOL-9"/>
        <table:table-column table:default-cell-style-name="ACE-0x7fc1511efc88" table:style-name="ACOL-10"/>
        <table:table-column table:default-cell-style-name="ACE-0x7fc1511efc88" table:style-name="ACOL-11"/>
        <table:table-column table:default-cell-style-name="ACE-0x7fc1511efc88" table:style-name="ACOL-12"/>
        <table:table-column table:default-cell-style-name="ACE-0x7fc1511efc88" table:style-name="ACOL-13"/>
        <table:table-column table:default-cell-style-name="ACE-0x7fc1511efc88" table:style-name="ACOL-14"/>
        <table:table-column table:default-cell-style-name="ACE-0x7fc1511efc88" table:style-name="ACOL-12"/>
        <table:table-column table:default-cell-style-name="ACE-0x7fc1511efc88" table:style-name="ACOL-15"/>
        <table:table-column table:default-cell-style-name="ACE-0x7fc1511efc88" table:style-name="ACOL-16"/>
        <table:table-column table:default-cell-style-name="ACE-0x7fc1511efc88" table:style-name="ACOL-0" table:number-columns-repeated="109"/>
        <table:table-row table:style-name="AROW-2">
          <table:table-cell table:style-name="ACE-0x7fc1511ef7e8" office:value-type="string">
            <text:p>User Name</text:p>
          </table:table-cell>
          <table:table-cell table:style-name="ACE-0x7fc1511ef6c0" office:value-type="string">
            <text:p>Password</text:p>
          </table:table-cell>
          <table:table-cell table:style-name="ACE-0x7fc1511ef6c0" office:value-type="string">
            <text:p>AppLogin_Email_Address</text:p>
          </table:table-cell>
          <table:table-cell table:style-name="ACE-0x7fc1511ef6c0" office:value-type="string">
            <text:p>AppLogin_Password</text:p>
          </table:table-cell>
          <table:table-cell table:style-name="ACE-0x7fc1511eeb30" office:value-type="string">
            <text:p>Successful Login Messgae</text:p>
          </table:table-cell>
          <table:table-cell table:style-name="ACE-0x7fc1511eeb30" office:value-type="string">
            <text:p>Un-Successful Login Messgae</text:p>
          </table:table-cell>
          <table:table-cell table:style-name="ACE-0x7fc1511eeb30" office:value-type="string">
            <text:p>MenuProductName</text:p>
          </table:table-cell>
          <table:table-cell table:style-name="ACE-0x7fc1511eeb30" office:value-type="string">
            <text:p>Product List1</text:p>
          </table:table-cell>
          <table:table-cell table:style-name="ACE-0x7fc1511eeb30" office:value-type="string">
            <text:p>Product List2</text:p>
          </table:table-cell>
          <table:table-cell table:style-name="ACE-0x7fc1511eeb30" office:value-type="string">
            <text:p>SearchProduct1</text:p>
          </table:table-cell>
          <table:table-cell table:style-name="ACE-0x7fc1511eeb30" office:value-type="string">
            <text:p>SearchProduct2</text:p>
          </table:table-cell>
          <table:table-cell table:style-name="ACE-0x7fc1511eeb30" office:value-type="string">
            <text:p>CLUES BUCKS</text:p>
          </table:table-cell>
          <table:table-cell table:style-name="ACE-0x7fc1511eeb30" office:value-type="string">
            <text:p>First_Name</text:p>
          </table:table-cell>
          <table:table-cell table:style-name="ACE-0x7fc1511eeb30" office:value-type="string">
            <text:p>Last_Name</text:p>
          </table:table-cell>
          <table:table-cell table:style-name="ACE-0x7fc1511eeb30" office:value-type="string">
            <text:p>Pin_Code</text:p>
          </table:table-cell>
          <table:table-cell table:style-name="ACE-0x7fc1511eeb30" office:value-type="string">
            <text:p>Mobile_Number</text:p>
          </table:table-cell>
          <table:table-cell table:style-name="ACE-0x7fc1511eeb30" office:value-type="string">
            <text:p>Address</text:p>
          </table:table-cell>
          <table:table-cell table:style-name="ACE-0x7fc1511eeb30" office:value-type="string">
            <text:p>Address_2</text:p>
          </table:table-cell>
          <table:table-cell table:style-name="ACE-0x7fc1511f0378" office:value-type="string">
            <text:p>City</text:p>
          </table:table-cell>
          <table:table-cell table:number-columns-repeated="109" table:style-name="ACE-0x7fc1511efc88"/>
        </table:table-row>
        <table:table-row table:style-name="AROW-2">
          <table:table-cell table:style-name="ACE-0x7fc1511ee690" office:value-type="string">
            <text:p>testapiuser@shopclues.com</text:p>
          </table:table-cell>
          <table:table-cell table:style-name="ACE-0x7fc1511efa38" office:value-type="string">
            <text:p>e10adc3949ba59abbe56e057f20f883e</text:p>
          </table:table-cell>
          <table:table-cell table:style-name="ACE-0x7fc1511efdb0" office:value-type="string">
            <text:p>sahil.jariwala@crestechglobal.com</text:p>
          </table:table-cell>
          <table:table-cell table:style-name="ACE-0x7fc1511efa38" office:value-type="float" office:value="123456">
            <text:p>123456</text:p>
          </table:table-cell>
          <table:table-cell table:style-name="ACE-0x7fc1511efa38"/>
          <table:table-cell table:style-name="ACE-0x7fc1511efa38" office:value-type="string">
            <text:p>Error: The username or password you entered is incorrect.</text:p>
          </table:table-cell>
          <table:table-cell table:style-name="ACE-0x7fc1511efa38" office:value-type="string">
            <text:p>Shop By Category</text:p>
          </table:table-cell>
          <table:table-cell table:style-name="ACE-0x7fc1511efa38" office:value-type="string">
            <text:p>Shop By Category##Computers##Storage Devices##Pen Drive</text:p>
          </table:table-cell>
          <table:table-cell table:style-name="ACE-0x7fc1511efa38" office:value-type="string">
            <text:p>Shop By Category##Computers##Storage Devices##Pen Drive</text:p>
          </table:table-cell>
          <table:table-cell table:style-name="ACE-0x7fc1511efa38" office:value-type="string">
            <text:p>Sandisk Cruzer Switch 16GB</text:p>
          </table:table-cell>
          <table:table-cell table:style-name="ACE-0x7fc1511efa38" office:value-type="string">
            <text:p>Sandisk Cruzer Switch 16GB</text:p>
          </table:table-cell>
          <table:table-cell table:style-name="ACE-0x7fc1511efa38" office:value-type="float" office:value="10">
            <text:p>10</text:p>
          </table:table-cell>
          <table:table-cell table:style-name="ACE-0x7fc1511efa38" office:value-type="string">
            <text:p>Keshav</text:p>
          </table:table-cell>
          <table:table-cell table:style-name="ACE-0x7fc1511f0128" office:value-type="string">
            <text:p>Kashyap</text:p>
          </table:table-cell>
          <table:table-cell table:style-name="ACE-0x7fc1511f0128" office:value-type="float" office:value="110058">
            <text:p>110058</text:p>
          </table:table-cell>
          <table:table-cell table:style-name="ACE-0x7fc1511efa38" office:value-type="float" office:value="8860357238">
            <text:p>8860357238</text:p>
          </table:table-cell>
          <table:table-cell table:style-name="ACE-0x7fc1511efa38" office:value-type="string">
            <text:p>WB-143 (C), Shakarpur, </text:p>
          </table:table-cell>
          <table:table-cell table:style-name="ACE-0x7fc1511efa38" office:value-type="string">
            <text:p>Near Laxmi Nagar , New Delhi</text:p>
          </table:table-cell>
          <table:table-cell table:style-name="ACE-0x7fc1511ee8e0" office:value-type="string">
            <text:p>New Delhi</text:p>
          </table:table-cell>
          <table:table-cell table:number-columns-repeated="2" table:style-name="ACE-0x7fc1511efc88"/>
          <table:table-cell table:style-name="ACE-0x7fc1511ef910"/>
          <table:table-cell table:number-columns-repeated="106" table:style-name="ACE-0x7fc1511efc88"/>
        </table:table-row>
        <table:table-row table:style-name="AROW-4">
          <table:table-cell table:number-columns-repeated="7" table:style-name="ACE-0x7fc1511efc88"/>
          <table:table-cell table:style-name="ACE-0x7fc1511f05c8"/>
          <table:table-cell table:number-columns-repeated="120" table:style-name="ACE-0x7fc1511efc8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3_TestData'.$A$1"/>
          <table:named-expression table:name="Sheet_Title" table:expression="of:=&quot;MQA3_TestData&quot;" table:base-cell-address="$'MQA3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4_TestData" table:style-name="ta-0x7fc1511c17c0" table:print="false">
        <office:forms form:automatic-focus="false" form:apply-design-mode="false">
          <form:form/>
        </office:forms>
        <table:table-column table:default-cell-style-name="ACE-0x7fc1511f0a68" table:style-name="ACOL-3"/>
        <table:table-column table:default-cell-style-name="ACE-0x7fc1511f0a68" table:style-name="ACOL-4"/>
        <table:table-column table:default-cell-style-name="ACE-0x7fc1511f0a68" table:style-name="ACOL-5"/>
        <table:table-column table:default-cell-style-name="ACE-0x7fc1511f0a68" table:style-name="ACOL-0" table:number-columns-repeated="3"/>
        <table:table-column table:default-cell-style-name="ACE-0x7fc1511f0a68" table:style-name="ACOL-4"/>
        <table:table-column table:default-cell-style-name="ACE-0x7fc1511f0a68" table:style-name="ACOL-6"/>
        <table:table-column table:default-cell-style-name="ACE-0x7fc1511f0a68" table:style-name="ACOL-7"/>
        <table:table-column table:default-cell-style-name="ACE-0x7fc1511f0a68" table:style-name="ACOL-8"/>
        <table:table-column table:default-cell-style-name="ACE-0x7fc1511f0a68" table:style-name="ACOL-9"/>
        <table:table-column table:default-cell-style-name="ACE-0x7fc1511f0a68" table:style-name="ACOL-10"/>
        <table:table-column table:default-cell-style-name="ACE-0x7fc1511f0a68" table:style-name="ACOL-11"/>
        <table:table-column table:default-cell-style-name="ACE-0x7fc1511f0a68" table:style-name="ACOL-12"/>
        <table:table-column table:default-cell-style-name="ACE-0x7fc1511f0a68" table:style-name="ACOL-13"/>
        <table:table-column table:default-cell-style-name="ACE-0x7fc1511f0a68" table:style-name="ACOL-14"/>
        <table:table-column table:default-cell-style-name="ACE-0x7fc1511f0a68" table:style-name="ACOL-12"/>
        <table:table-column table:default-cell-style-name="ACE-0x7fc1511f0a68" table:style-name="ACOL-15"/>
        <table:table-column table:default-cell-style-name="ACE-0x7fc1511f0a68" table:style-name="ACOL-16"/>
        <table:table-column table:default-cell-style-name="ACE-0x7fc1511f0a68" table:style-name="ACOL-0" table:number-columns-repeated="109"/>
        <table:table-row table:style-name="AROW-2">
          <table:table-cell table:style-name="ACE-0x7fc1511f0940" office:value-type="string">
            <text:p>User Name</text:p>
          </table:table-cell>
          <table:table-cell table:style-name="ACE-0x7fc1511f0250" office:value-type="string">
            <text:p>Password</text:p>
          </table:table-cell>
          <table:table-cell table:style-name="ACE-0x7fc1511f0250" office:value-type="string">
            <text:p>AppLogin_Email_Address</text:p>
          </table:table-cell>
          <table:table-cell table:style-name="ACE-0x7fc1511f0250" office:value-type="string">
            <text:p>AppLogin_Password</text:p>
          </table:table-cell>
          <table:table-cell table:style-name="ACE-0x7fc1511f1ce8" office:value-type="string">
            <text:p>Successful Login Messgae</text:p>
          </table:table-cell>
          <table:table-cell table:style-name="ACE-0x7fc1511f1ce8" office:value-type="string">
            <text:p>Un-Successful Login Messgae</text:p>
          </table:table-cell>
          <table:table-cell table:style-name="ACE-0x7fc1511f1ce8" office:value-type="string">
            <text:p>MenuProductName</text:p>
          </table:table-cell>
          <table:table-cell table:style-name="ACE-0x7fc1511f1ce8" office:value-type="string">
            <text:p>Product List1</text:p>
          </table:table-cell>
          <table:table-cell table:style-name="ACE-0x7fc1511f1ce8" office:value-type="string">
            <text:p>Product List2</text:p>
          </table:table-cell>
          <table:table-cell table:style-name="ACE-0x7fc1511f1ce8" office:value-type="string">
            <text:p>SearchProduct1</text:p>
          </table:table-cell>
          <table:table-cell table:style-name="ACE-0x7fc1511f1ce8" office:value-type="string">
            <text:p>SearchProduct2</text:p>
          </table:table-cell>
          <table:table-cell table:style-name="ACE-0x7fc1511f1ce8" office:value-type="string">
            <text:p>CLUES BUCKS</text:p>
          </table:table-cell>
          <table:table-cell table:style-name="ACE-0x7fc1511f1ce8" office:value-type="string">
            <text:p>First_Name</text:p>
          </table:table-cell>
          <table:table-cell table:style-name="ACE-0x7fc1511f1ce8" office:value-type="string">
            <text:p>Last_Name</text:p>
          </table:table-cell>
          <table:table-cell table:style-name="ACE-0x7fc1511f1ce8" office:value-type="string">
            <text:p>Pin_Code</text:p>
          </table:table-cell>
          <table:table-cell table:style-name="ACE-0x7fc1511f1ce8" office:value-type="string">
            <text:p>Mobile_Number</text:p>
          </table:table-cell>
          <table:table-cell table:style-name="ACE-0x7fc1511f1ce8" office:value-type="string">
            <text:p>Address</text:p>
          </table:table-cell>
          <table:table-cell table:style-name="ACE-0x7fc1511f1ce8" office:value-type="string">
            <text:p>Address_2</text:p>
          </table:table-cell>
          <table:table-cell table:style-name="ACE-0x7fc1511f1bc0" office:value-type="string">
            <text:p>City</text:p>
          </table:table-cell>
          <table:table-cell table:number-columns-repeated="109" table:style-name="ACE-0x7fc1511f0a68"/>
        </table:table-row>
        <table:table-row table:style-name="AROW-2">
          <table:table-cell table:style-name="ACE-0x7fc1511f0818" office:value-type="string">
            <text:p>testapiuser@shopclues.com</text:p>
          </table:table-cell>
          <table:table-cell table:style-name="ACE-0x7fc1511f0000" office:value-type="string">
            <text:p>e10adc3949ba59abbe56e057f20f883e</text:p>
          </table:table-cell>
          <table:table-cell table:style-name="ACE-0x7fc1511f15f8" office:value-type="string">
            <text:p>sahil.jariwala@crestechglobal.com</text:p>
          </table:table-cell>
          <table:table-cell table:style-name="ACE-0x7fc1511f0000" office:value-type="float" office:value="123456">
            <text:p>123456</text:p>
          </table:table-cell>
          <table:table-cell table:style-name="ACE-0x7fc1511f0000"/>
          <table:table-cell table:style-name="ACE-0x7fc1511f0000" office:value-type="string">
            <text:p>Error: The username or password you entered is incorrect.</text:p>
          </table:table-cell>
          <table:table-cell table:style-name="ACE-0x7fc1511f0000" office:value-type="string">
            <text:p>Shop By Category</text:p>
          </table:table-cell>
          <table:table-cell table:style-name="ACE-0x7fc1511f0000" office:value-type="string">
            <text:p>Shop By Category##Computers##Storage Devices##Pen Drive</text:p>
          </table:table-cell>
          <table:table-cell table:style-name="ACE-0x7fc1511f0000" office:value-type="string">
            <text:p>Shop By Category##Computers##Storage Devices##Pen Drive</text:p>
          </table:table-cell>
          <table:table-cell table:style-name="ACE-0x7fc1511f0000" office:value-type="string">
            <text:p>Sandisk Cruzer Switch 16GB</text:p>
          </table:table-cell>
          <table:table-cell table:style-name="ACE-0x7fc1511f0000" office:value-type="string">
            <text:p>Sandisk Cruzer Switch 16GB</text:p>
          </table:table-cell>
          <table:table-cell table:style-name="ACE-0x7fc1511f0000" office:value-type="float" office:value="10">
            <text:p>10</text:p>
          </table:table-cell>
          <table:table-cell table:style-name="ACE-0x7fc1511f0000" office:value-type="string">
            <text:p>Keshav</text:p>
          </table:table-cell>
          <table:table-cell table:style-name="ACE-0x7fc1511f1a98" office:value-type="string">
            <text:p>Kashyap</text:p>
          </table:table-cell>
          <table:table-cell table:style-name="ACE-0x7fc1511f1a98" office:value-type="float" office:value="110058">
            <text:p>110058</text:p>
          </table:table-cell>
          <table:table-cell table:style-name="ACE-0x7fc1511f0000" office:value-type="float" office:value="8860357238">
            <text:p>8860357238</text:p>
          </table:table-cell>
          <table:table-cell table:style-name="ACE-0x7fc1511f0000" office:value-type="string">
            <text:p>WB-143 (C), Shakarpur, </text:p>
          </table:table-cell>
          <table:table-cell table:style-name="ACE-0x7fc1511f0000" office:value-type="string">
            <text:p>Near Laxmi Nagar , New Delhi</text:p>
          </table:table-cell>
          <table:table-cell table:style-name="ACE-0x7fc1511f1970" office:value-type="string">
            <text:p>New Delhi</text:p>
          </table:table-cell>
          <table:table-cell table:number-columns-repeated="2" table:style-name="ACE-0x7fc1511f0a68"/>
          <table:table-cell table:style-name="ACE-0x7fc1511f1720"/>
          <table:table-cell table:number-columns-repeated="106" table:style-name="ACE-0x7fc1511f0a68"/>
        </table:table-row>
        <table:table-row table:style-name="AROW-4">
          <table:table-cell table:number-columns-repeated="7" table:style-name="ACE-0x7fc1511f0a68"/>
          <table:table-cell table:style-name="ACE-0x7fc1511f1848"/>
          <table:table-cell table:number-columns-repeated="120" table:style-name="ACE-0x7fc1511f0a6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4_TestData'.$A$1"/>
          <table:named-expression table:name="Sheet_Title" table:expression="of:=&quot;MQA4_TestData&quot;" table:base-cell-address="$'MQA4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5_TestData" table:style-name="ta-0x7fc1511c19b0" table:print="false">
        <office:forms form:automatic-focus="false" form:apply-design-mode="false">
          <form:form/>
        </office:forms>
        <table:table-column table:default-cell-style-name="ACE-0x7fc1511f1e10" table:style-name="ACOL-3"/>
        <table:table-column table:default-cell-style-name="ACE-0x7fc1511f1e10" table:style-name="ACOL-4"/>
        <table:table-column table:default-cell-style-name="ACE-0x7fc1511f1e10" table:style-name="ACOL-5"/>
        <table:table-column table:default-cell-style-name="ACE-0x7fc1511f1e10" table:style-name="ACOL-0" table:number-columns-repeated="3"/>
        <table:table-column table:default-cell-style-name="ACE-0x7fc1511f1e10" table:style-name="ACOL-4"/>
        <table:table-column table:default-cell-style-name="ACE-0x7fc1511f1e10" table:style-name="ACOL-6"/>
        <table:table-column table:default-cell-style-name="ACE-0x7fc1511f1e10" table:style-name="ACOL-7"/>
        <table:table-column table:default-cell-style-name="ACE-0x7fc1511f1e10" table:style-name="ACOL-8"/>
        <table:table-column table:default-cell-style-name="ACE-0x7fc1511f1e10" table:style-name="ACOL-9"/>
        <table:table-column table:default-cell-style-name="ACE-0x7fc1511f1e10" table:style-name="ACOL-10"/>
        <table:table-column table:default-cell-style-name="ACE-0x7fc1511f1e10" table:style-name="ACOL-11"/>
        <table:table-column table:default-cell-style-name="ACE-0x7fc1511f1e10" table:style-name="ACOL-12"/>
        <table:table-column table:default-cell-style-name="ACE-0x7fc1511f1e10" table:style-name="ACOL-13"/>
        <table:table-column table:default-cell-style-name="ACE-0x7fc1511f1e10" table:style-name="ACOL-14"/>
        <table:table-column table:default-cell-style-name="ACE-0x7fc1511f1e10" table:style-name="ACOL-12"/>
        <table:table-column table:default-cell-style-name="ACE-0x7fc1511f1e10" table:style-name="ACOL-15"/>
        <table:table-column table:default-cell-style-name="ACE-0x7fc1511f1e10" table:style-name="ACOL-16"/>
        <table:table-column table:default-cell-style-name="ACE-0x7fc1511f1e10" table:style-name="ACOL-0" table:number-columns-repeated="109"/>
        <table:table-row table:style-name="AROW-2">
          <table:table-cell table:style-name="ACE-0x7fc1511f1f38" office:value-type="string">
            <text:p>User Name</text:p>
          </table:table-cell>
          <table:table-cell table:style-name="ACE-0x7fc151a1c008" office:value-type="string">
            <text:p>Password</text:p>
          </table:table-cell>
          <table:table-cell table:style-name="ACE-0x7fc151a1c008" office:value-type="string">
            <text:p>AppLogin_Email_Address</text:p>
          </table:table-cell>
          <table:table-cell table:style-name="ACE-0x7fc151a1c008" office:value-type="string">
            <text:p>AppLogin_Password</text:p>
          </table:table-cell>
          <table:table-cell table:style-name="ACE-0x7fc151a1c948" office:value-type="string">
            <text:p>Successful Login Messgae</text:p>
          </table:table-cell>
          <table:table-cell table:style-name="ACE-0x7fc151a1c948" office:value-type="string">
            <text:p>Un-Successful Login Messgae</text:p>
          </table:table-cell>
          <table:table-cell table:style-name="ACE-0x7fc151a1c948" office:value-type="string">
            <text:p>MenuProductName</text:p>
          </table:table-cell>
          <table:table-cell table:style-name="ACE-0x7fc151a1c948" office:value-type="string">
            <text:p>Product List1</text:p>
          </table:table-cell>
          <table:table-cell table:style-name="ACE-0x7fc151a1c948" office:value-type="string">
            <text:p>Product List2</text:p>
          </table:table-cell>
          <table:table-cell table:style-name="ACE-0x7fc151a1c948" office:value-type="string">
            <text:p>SearchProduct1</text:p>
          </table:table-cell>
          <table:table-cell table:style-name="ACE-0x7fc151a1c948" office:value-type="string">
            <text:p>SearchProduct2</text:p>
          </table:table-cell>
          <table:table-cell table:style-name="ACE-0x7fc151a1c948" office:value-type="string">
            <text:p>CLUES BUCKS</text:p>
          </table:table-cell>
          <table:table-cell table:style-name="ACE-0x7fc151a1c948" office:value-type="string">
            <text:p>First_Name</text:p>
          </table:table-cell>
          <table:table-cell table:style-name="ACE-0x7fc151a1c948" office:value-type="string">
            <text:p>Last_Name</text:p>
          </table:table-cell>
          <table:table-cell table:style-name="ACE-0x7fc151a1c948" office:value-type="string">
            <text:p>Pin_Code</text:p>
          </table:table-cell>
          <table:table-cell table:style-name="ACE-0x7fc151a1c948" office:value-type="string">
            <text:p>Mobile_Number</text:p>
          </table:table-cell>
          <table:table-cell table:style-name="ACE-0x7fc151a1c948" office:value-type="string">
            <text:p>Address</text:p>
          </table:table-cell>
          <table:table-cell table:style-name="ACE-0x7fc151a1c948" office:value-type="string">
            <text:p>Address_2</text:p>
          </table:table-cell>
          <table:table-cell table:style-name="ACE-0x7fc151a1c820" office:value-type="string">
            <text:p>City</text:p>
          </table:table-cell>
          <table:table-cell table:number-columns-repeated="109" table:style-name="ACE-0x7fc1511f1e10"/>
        </table:table-row>
        <table:table-row table:style-name="AROW-2">
          <table:table-cell table:style-name="ACE-0x7fc1511f2060" office:value-type="string">
            <text:p>testapiuser@shopclues.com</text:p>
          </table:table-cell>
          <table:table-cell table:style-name="ACE-0x7fc151a1c130" office:value-type="string">
            <text:p>e10adc3949ba59abbe56e057f20f883e</text:p>
          </table:table-cell>
          <table:table-cell table:style-name="ACE-0x7fc151a1c258" office:value-type="string">
            <text:p>sahil.jariwala@crestechglobal.com</text:p>
          </table:table-cell>
          <table:table-cell table:style-name="ACE-0x7fc151a1c130" office:value-type="float" office:value="123456">
            <text:p>123456</text:p>
          </table:table-cell>
          <table:table-cell table:style-name="ACE-0x7fc151a1c130"/>
          <table:table-cell table:style-name="ACE-0x7fc151a1c130" office:value-type="string">
            <text:p>Error: The username or password you entered is incorrect.</text:p>
          </table:table-cell>
          <table:table-cell table:style-name="ACE-0x7fc151a1c130" office:value-type="string">
            <text:p>Shop By Category</text:p>
          </table:table-cell>
          <table:table-cell table:style-name="ACE-0x7fc151a1c130" office:value-type="string">
            <text:p>Shop By Category##Computers##Storage Devices##Pen Drive</text:p>
          </table:table-cell>
          <table:table-cell table:style-name="ACE-0x7fc151a1c130" office:value-type="string">
            <text:p>Shop By Category##Computers##Storage Devices##Pen Drive</text:p>
          </table:table-cell>
          <table:table-cell table:style-name="ACE-0x7fc151a1c130" office:value-type="string">
            <text:p>Sandisk Cruzer Switch 16GB</text:p>
          </table:table-cell>
          <table:table-cell table:style-name="ACE-0x7fc151a1c130" office:value-type="string">
            <text:p>Sandisk Cruzer Switch 16GB</text:p>
          </table:table-cell>
          <table:table-cell table:style-name="ACE-0x7fc151a1c130" office:value-type="float" office:value="10">
            <text:p>10</text:p>
          </table:table-cell>
          <table:table-cell table:style-name="ACE-0x7fc151a1c130" office:value-type="string">
            <text:p>Keshav</text:p>
          </table:table-cell>
          <table:table-cell table:style-name="ACE-0x7fc151a1c6f8" office:value-type="string">
            <text:p>Kashyap</text:p>
          </table:table-cell>
          <table:table-cell table:style-name="ACE-0x7fc151a1c6f8" office:value-type="float" office:value="110058">
            <text:p>110058</text:p>
          </table:table-cell>
          <table:table-cell table:style-name="ACE-0x7fc151a1c130" office:value-type="float" office:value="8860357238">
            <text:p>8860357238</text:p>
          </table:table-cell>
          <table:table-cell table:style-name="ACE-0x7fc151a1c130" office:value-type="string">
            <text:p>WB-143 (C), Shakarpur, </text:p>
          </table:table-cell>
          <table:table-cell table:style-name="ACE-0x7fc151a1c130" office:value-type="string">
            <text:p>Near Laxmi Nagar , New Delhi</text:p>
          </table:table-cell>
          <table:table-cell table:style-name="ACE-0x7fc151a1c5d0" office:value-type="string">
            <text:p>New Delhi</text:p>
          </table:table-cell>
          <table:table-cell table:number-columns-repeated="2" table:style-name="ACE-0x7fc1511f1e10"/>
          <table:table-cell table:style-name="ACE-0x7fc151a1c380"/>
          <table:table-cell table:number-columns-repeated="106" table:style-name="ACE-0x7fc1511f1e10"/>
        </table:table-row>
        <table:table-row table:style-name="AROW-4">
          <table:table-cell table:number-columns-repeated="7" table:style-name="ACE-0x7fc1511f1e10"/>
          <table:table-cell table:style-name="ACE-0x7fc151a1c4a8"/>
          <table:table-cell table:number-columns-repeated="120" table:style-name="ACE-0x7fc1511f1e1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MQA5_TestData'.$A$1"/>
          <table:named-expression table:name="Sheet_Title" table:expression="of:=&quot;MQA5_TestData&quot;" table:base-cell-address="$'MQA5_TestData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c15119678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c1511cd4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c151115c9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c151991a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c1519d427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c151a0aca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c1511c1000" style:display-name="TestCase" style:page-layout-name="pl-0x7fc15119678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c1511c11f0" style:display-name="MQA1_TestData" style:page-layout-name="pl-0x7fc1511cd4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c1511c13e0" style:display-name="MQA2_TestData" style:page-layout-name="pl-0x7fc151115c9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c1511c15d0" style:display-name="MQA3_TestData" style:page-layout-name="pl-0x7fc151991a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c1511c17c0" style:display-name="MQA4_TestData" style:page-layout-name="pl-0x7fc1519d42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c1511c19b0" style:display-name="MQA5_TestData" style:page-layout-name="pl-0x7fc151a0aca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23T12:02:45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